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1.D1" style:family="table-cell">
      <style:table-cell-properties fo:padding="0.2403in" fo:border="0.05pt solid #000000"/>
    </style:style>
    <style:style style:name="Table1.A2" style:family="table-cell">
      <style:table-cell-properties fo:padding="0.2403in" fo:border-left="0.05pt solid #000000" fo:border-right="none" fo:border-top="none" fo:border-bottom="0.05pt solid #000000"/>
    </style:style>
    <style:style style:name="Table1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2.D1" style:family="table-cell">
      <style:table-cell-properties fo:padding="0.2403in" fo:border="0.05pt solid #000000"/>
    </style:style>
    <style:style style:name="Table2.A2" style:family="table-cell">
      <style:table-cell-properties fo:padding="0.2403in" fo:border-left="0.05pt solid #000000" fo:border-right="none" fo:border-top="none" fo:border-bottom="0.05pt solid #000000"/>
    </style:style>
    <style:style style:name="Table2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3" style:family="table">
      <style:table-properties style:width="6.925in" fo:break-before="page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3.D1" style:family="table-cell">
      <style:table-cell-properties fo:padding="0.2403in" fo:border="0.05pt solid #000000"/>
    </style:style>
    <style:style style:name="Table3.A2" style:family="table-cell">
      <style:table-cell-properties fo:padding="0.2403in" fo:border-left="0.05pt solid #000000" fo:border-right="none" fo:border-top="none" fo:border-bottom="0.05pt solid #000000"/>
    </style:style>
    <style:style style:name="Table3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4" style:family="table">
      <style:table-properties style:width="6.925in" fo:break-before="page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4.D1" style:family="table-cell">
      <style:table-cell-properties fo:padding="0.2403in" fo:border="0.05pt solid #000000"/>
    </style:style>
    <style:style style:name="Table4.A2" style:family="table-cell">
      <style:table-cell-properties fo:padding="0.2403in" fo:border-left="0.05pt solid #000000" fo:border-right="none" fo:border-top="none" fo:border-bottom="0.05pt solid #000000"/>
    </style:style>
    <style:style style:name="Table4.D2" style:family="table-cell">
      <style:table-cell-properties fo:padding="0.2403in" fo:border-left="0.05pt solid #000000" fo:border-right="0.05pt solid #000000" fo:border-top="none" fo:border-bottom="0.05pt solid #000000"/>
    </style:style>
    <style:style style:name="Table5" style:family="table">
      <style:table-properties style:width="6.925in" fo:break-before="page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2403in" fo:border-left="0.05pt solid #000000" fo:border-right="none" fo:border-top="0.05pt solid #000000" fo:border-bottom="0.05pt solid #000000"/>
    </style:style>
    <style:style style:name="Table5.D1" style:family="table-cell">
      <style:table-cell-properties fo:padding="0.2403in" fo:border="0.05pt solid #000000"/>
    </style:style>
    <style:style style:name="Table5.A2" style:family="table-cell">
      <style:table-cell-properties fo:padding="0.2403in" fo:border-left="0.05pt solid #000000" fo:border-right="none" fo:border-top="none" fo:border-bottom="0.05pt solid #000000"/>
    </style:style>
    <style:style style:name="Table5.D2" style:family="table-cell">
      <style:table-cell-properties fo:padding="0.2403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a27"/>
    </style:style>
    <style:style style:name="P2" style:family="paragraph" style:parent-style-name="Table_20_Contents">
      <style:text-properties officeooo:paragraph-rsid="000c8a27"/>
    </style:style>
    <style:style style:name="P3" style:family="paragraph" style:parent-style-name="Standard">
      <style:text-properties officeooo:rsid="000c8a27" officeooo:paragraph-rsid="000c8a27"/>
    </style:style>
    <style:style style:name="P4" style:family="paragraph" style:parent-style-name="Table_20_Contents">
      <style:text-properties officeooo:rsid="000fd800" officeooo:paragraph-rsid="000fd800"/>
    </style:style>
    <style:style style:name="P5" style:family="paragraph" style:parent-style-name="Standard">
      <style:text-properties officeooo:paragraph-rsid="00113c40"/>
    </style:style>
    <style:style style:name="P6" style:family="paragraph" style:parent-style-name="Table_20_Contents">
      <style:text-properties officeooo:paragraph-rsid="00113c4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94343489591216">
          <table:table-cell table:style-name="Table1.A1" office:value-type="string">
            <text:p text:style-name="Table_20_Contents"><draw:frame draw:style-name="fr2" draw:name="Billede1" text:anchor-type="char" svg:width="1.2508in" svg:height="0.7909in" draw:z-index="47"><draw:image xlink:href="../var0001.gif" xlink:type="simple" xlink:show="embed" xlink:actuate="onLoad" draw:mime-type="image/gif"/></draw:frame></text:p>
          </table:table-cell>
          <table:table-cell table:style-name="Table1.A1" office:value-type="string">
            <text:p text:style-name="Table_20_Contents"><draw:frame draw:style-name="fr2" draw:name="Image2" text:anchor-type="char" svg:width="1.2508in" svg:height="0.7909in" draw:z-index="0"><draw:image xlink:href="../var0002.gif" xlink:type="simple" xlink:show="embed" xlink:actuate="onLoad" draw:mime-type="image/gif"/></draw:frame></text:p>
          </table:table-cell>
          <table:table-cell table:style-name="Table1.A1" office:value-type="string">
            <text:p text:style-name="Table_20_Contents"><draw:frame draw:style-name="fr2" draw:name="Image3" text:anchor-type="char" svg:width="1.2508in" svg:height="0.7909in" draw:z-index="1"><draw:image xlink:href="../var0003.gif" xlink:type="simple" xlink:show="embed" xlink:actuate="onLoad" draw:mime-type="image/gif"/></draw:frame></text:p>
          </table:table-cell>
          <table:table-cell table:style-name="Table1.D1" office:value-type="string">
            <text:p text:style-name="Table_20_Contents"><draw:frame draw:style-name="fr1" draw:name="Image4" text:anchor-type="char" svg:width="1.2508in" svg:height="0.7909in" draw:z-index="2"><draw:image xlink:href="../var0004.gif" xlink:type="simple" xlink:show="embed" xlink:actuate="onLoad" draw:mime-type="image/gif"/></draw:frame></text:p>
          </table:table-cell>
        </table:table-row>
        <table:table-row table:style-name="TableLine9434348964004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43490071168">
          <table:table-cell table:style-name="Table1.A2" office:value-type="string">
            <text:p text:style-name="Table_20_Contents"><draw:frame draw:style-name="fr2" draw:name="Image5" text:anchor-type="char" svg:width="1.2508in" svg:height="0.7909in" draw:z-index="3"><draw:image xlink:href="../var0005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6" text:anchor-type="char" svg:width="1.2508in" svg:height="0.7909in" draw:z-index="4"><draw:image xlink:href="../var0006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7" text:anchor-type="char" svg:width="1.2508in" svg:height="0.7909in" draw:z-index="5"><draw:image xlink:href="../var0007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8" text:anchor-type="char" svg:width="1.2508in" svg:height="0.7909in" draw:z-index="6"><draw:image xlink:href="../var0008.gif" xlink:type="simple" xlink:show="embed" xlink:actuate="onLoad" draw:mime-type="image/gif"/></draw:frame></text:p>
          </table:table-cell>
        </table:table-row>
        <table:table-row table:style-name="TableLine943434900720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43490072960">
          <table:table-cell table:style-name="Table1.A2" office:value-type="string">
            <text:p text:style-name="Table_20_Contents"><draw:frame draw:style-name="fr2" draw:name="Image9" text:anchor-type="char" svg:width="1.2508in" svg:height="0.7909in" draw:z-index="7"><draw:image xlink:href="../var0009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10" text:anchor-type="char" svg:width="1.2508in" svg:height="0.7909in" draw:z-index="8"><draw:image xlink:href="../var0010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11" text:anchor-type="char" svg:width="1.2508in" svg:height="0.7909in" draw:z-index="9"><draw:image xlink:href="../var0011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12" text:anchor-type="char" svg:width="1.2508in" svg:height="0.7909in" draw:z-index="10"><draw:image xlink:href="../var0012.gif" xlink:type="simple" xlink:show="embed" xlink:actuate="onLoad" draw:mime-type="image/gif"/></draw:frame></text:p>
          </table:table-cell>
        </table:table-row>
        <table:table-row table:style-name="TableLine943434900741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/>
          </table:table-cell>
        </table:table-row>
        <table:table-row table:style-name="TableLine94343490074976">
          <table:table-cell table:style-name="Table1.A2" office:value-type="string">
            <text:p text:style-name="Table_20_Contents"><draw:frame draw:style-name="fr2" draw:name="Image13" text:anchor-type="char" svg:width="1.2508in" svg:height="0.7909in" draw:z-index="11"><draw:image xlink:href="../var0013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14" text:anchor-type="char" svg:width="1.2508in" svg:height="0.7909in" draw:z-index="12"><draw:image xlink:href="../var0014.gif" xlink:type="simple" xlink:show="embed" xlink:actuate="onLoad" draw:mime-type="image/gif"/></draw:frame></text:p>
          </table:table-cell>
          <table:table-cell table:style-name="Table1.A2" office:value-type="string">
            <text:p text:style-name="Table_20_Contents"><draw:frame draw:style-name="fr2" draw:name="Image15" text:anchor-type="char" svg:width="1.2508in" svg:height="0.7909in" draw:z-index="13"><draw:image xlink:href="../var0015.gif" xlink:type="simple" xlink:show="embed" xlink:actuate="onLoad" draw:mime-type="image/gif"/></draw:frame></text:p>
          </table:table-cell>
          <table:table-cell table:style-name="Table1.D2" office:value-type="string">
            <text:p text:style-name="Table_20_Contents"><draw:frame draw:style-name="fr1" draw:name="Image16" text:anchor-type="char" svg:width="1.2508in" svg:height="0.7909in" draw:z-index="14"><draw:image xlink:href="../var0016.gif" xlink:type="simple" xlink:show="embed" xlink:actuate="onLoad" draw:mime-type="image/gif"/></draw:frame></text:p>
          </table:table-cell>
        </table:table-row>
        <table:table-row table:style-name="TableLine943434900758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"/>
      <table:table table:name="Table2" table:style-name="Table2">
        <table:table-column table:style-name="Table2.A" table:number-columns-repeated="3"/>
        <table:table-column table:style-name="Table2.D"/>
        <table:table-row table:style-name="TableLine94343490077168">
          <table:table-cell table:style-name="Table2.A1" office:value-type="string">
            <text:p text:style-name="P2"><draw:frame draw:style-name="fr2" draw:name="Image17" text:anchor-type="char" svg:width="1.2508in" svg:height="0.7909in" draw:z-index="15"><draw:image xlink:href="../var0017.gif" xlink:type="simple" xlink:show="embed" xlink:actuate="onLoad" draw:mime-type="image/gif"/></draw:frame></text:p>
          </table:table-cell>
          <table:table-cell table:style-name="Table2.A1" office:value-type="string">
            <text:p text:style-name="P2"><draw:frame draw:style-name="fr2" draw:name="Image18" text:anchor-type="char" svg:width="1.2508in" svg:height="0.7909in" draw:z-index="16"><draw:image xlink:href="../var0018.gif" xlink:type="simple" xlink:show="embed" xlink:actuate="onLoad" draw:mime-type="image/gif"/></draw:frame></text:p>
          </table:table-cell>
          <table:table-cell table:style-name="Table2.A1" office:value-type="string">
            <text:p text:style-name="P2"><draw:frame draw:style-name="fr2" draw:name="Image19" text:anchor-type="char" svg:width="1.2508in" svg:height="0.7909in" draw:z-index="17"><draw:image xlink:href="../var0019.gif" xlink:type="simple" xlink:show="embed" xlink:actuate="onLoad" draw:mime-type="image/gif"/></draw:frame></text:p>
          </table:table-cell>
          <table:table-cell table:style-name="Table2.D1" office:value-type="string">
            <text:p text:style-name="P2"><draw:frame draw:style-name="fr1" draw:name="Image20" text:anchor-type="char" svg:width="1.2508in" svg:height="0.7909in" draw:z-index="18"><draw:image xlink:href="../var0020.gif" xlink:type="simple" xlink:show="embed" xlink:actuate="onLoad" draw:mime-type="image/gif"/></draw:frame></text:p>
          </table:table-cell>
        </table:table-row>
        <table:table-row table:style-name="TableLine94343490079040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 table:style-name="TableLine94343490188864">
          <table:table-cell table:style-name="Table2.A2" office:value-type="string">
            <text:p text:style-name="P2"><draw:frame draw:style-name="fr2" draw:name="Image21" text:anchor-type="char" svg:width="1.2508in" svg:height="0.7909in" draw:z-index="19"><draw:image xlink:href="../var0021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22" text:anchor-type="char" svg:width="1.2508in" svg:height="0.7909in" draw:z-index="20"><draw:image xlink:href="../var0022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23" text:anchor-type="char" svg:width="1.2508in" svg:height="0.7909in" draw:z-index="21"><draw:image xlink:href="../var0023.gif" xlink:type="simple" xlink:show="embed" xlink:actuate="onLoad" draw:mime-type="image/gif"/></draw:frame></text:p>
          </table:table-cell>
          <table:table-cell table:style-name="Table2.D2" office:value-type="string">
            <text:p text:style-name="P2"><draw:frame draw:style-name="fr1" draw:name="Image24" text:anchor-type="char" svg:width="1.2508in" svg:height="0.7909in" draw:z-index="22"><draw:image xlink:href="../var0024.gif" xlink:type="simple" xlink:show="embed" xlink:actuate="onLoad" draw:mime-type="image/gif"/></draw:frame></text:p>
          </table:table-cell>
        </table:table-row>
        <table:table-row table:style-name="TableLine94343490189760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 table:style-name="TableLine94343490190656">
          <table:table-cell table:style-name="Table2.A2" office:value-type="string">
            <text:p text:style-name="P2"><draw:frame draw:style-name="fr2" draw:name="Image25" text:anchor-type="char" svg:width="1.2508in" svg:height="0.7909in" draw:z-index="23"><draw:image xlink:href="../var0025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26" text:anchor-type="char" svg:width="1.2508in" svg:height="0.7909in" draw:z-index="24"><draw:image xlink:href="../var0026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27" text:anchor-type="char" svg:width="1.2508in" svg:height="0.7909in" draw:z-index="25"><draw:image xlink:href="../var0027.gif" xlink:type="simple" xlink:show="embed" xlink:actuate="onLoad" draw:mime-type="image/gif"/></draw:frame></text:p>
          </table:table-cell>
          <table:table-cell table:style-name="Table2.D2" office:value-type="string">
            <text:p text:style-name="P2"><draw:frame draw:style-name="fr1" draw:name="Image28" text:anchor-type="char" svg:width="1.2508in" svg:height="0.7909in" draw:z-index="26"><draw:image xlink:href="../var0028.gif" xlink:type="simple" xlink:show="embed" xlink:actuate="onLoad" draw:mime-type="image/gif"/></draw:frame></text:p>
          </table:table-cell>
        </table:table-row>
        <table:table-row table:style-name="TableLine94343490191552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 table:style-name="TableLine94343490192400">
          <table:table-cell table:style-name="Table2.A2" office:value-type="string">
            <text:p text:style-name="P2"><draw:frame draw:style-name="fr2" draw:name="Image29" text:anchor-type="char" svg:width="1.2508in" svg:height="0.7909in" draw:z-index="27"><draw:image xlink:href="../var0029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30" text:anchor-type="char" svg:width="1.2508in" svg:height="0.7909in" draw:z-index="28"><draw:image xlink:href="../var0030.gif" xlink:type="simple" xlink:show="embed" xlink:actuate="onLoad" draw:mime-type="image/gif"/></draw:frame></text:p>
          </table:table-cell>
          <table:table-cell table:style-name="Table2.A2" office:value-type="string">
            <text:p text:style-name="P2"><draw:frame draw:style-name="fr2" draw:name="Image31" text:anchor-type="char" svg:width="1.2508in" svg:height="0.7909in" draw:z-index="29"><draw:image xlink:href="../var0031.gif" xlink:type="simple" xlink:show="embed" xlink:actuate="onLoad" draw:mime-type="image/gif"/></draw:frame></text:p>
          </table:table-cell>
          <table:table-cell table:style-name="Table2.D2" office:value-type="string">
            <text:p text:style-name="P2"><draw:frame draw:style-name="fr1" draw:name="Image32" text:anchor-type="char" svg:width="1.2508in" svg:height="0.7909in" draw:z-index="30"><draw:image xlink:href="../var0032.gif" xlink:type="simple" xlink:show="embed" xlink:actuate="onLoad" draw:mime-type="image/gif"/></draw:frame></text:p>
          </table:table-cell>
        </table:table-row>
        <table:table-row table:style-name="TableLine94343490193296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column table:style-name="Table3.D"/>
        <table:table-row table:style-name="TableLine94343490195072">
          <table:table-cell table:style-name="Table3.A1" office:value-type="string">
            <text:p text:style-name="P2"><draw:frame draw:style-name="fr2" draw:name="Image33" text:anchor-type="char" svg:width="1.2508in" svg:height="0.7909in" draw:z-index="31"><draw:image xlink:href="../var0033.gif" xlink:type="simple" xlink:show="embed" xlink:actuate="onLoad" draw:mime-type="image/gif"/></draw:frame></text:p>
          </table:table-cell>
          <table:table-cell table:style-name="Table3.A1" office:value-type="string">
            <text:p text:style-name="P2"><draw:frame draw:style-name="fr2" draw:name="Image34" text:anchor-type="char" svg:width="1.2508in" svg:height="0.7909in" draw:z-index="32"><draw:image xlink:href="../var0034.gif" xlink:type="simple" xlink:show="embed" xlink:actuate="onLoad" draw:mime-type="image/gif"/></draw:frame></text:p>
          </table:table-cell>
          <table:table-cell table:style-name="Table3.A1" office:value-type="string">
            <text:p text:style-name="P2"><draw:frame draw:style-name="fr2" draw:name="Image35" text:anchor-type="char" svg:width="1.2508in" svg:height="0.7909in" draw:z-index="33"><draw:image xlink:href="../var0035.gif" xlink:type="simple" xlink:show="embed" xlink:actuate="onLoad" draw:mime-type="image/gif"/></draw:frame></text:p>
          </table:table-cell>
          <table:table-cell table:style-name="Table3.D1" office:value-type="string">
            <text:p text:style-name="P2"><draw:frame draw:style-name="fr1" draw:name="Image36" text:anchor-type="char" svg:width="1.2508in" svg:height="0.7909in" draw:z-index="34"><draw:image xlink:href="../var0036.gif" xlink:type="simple" xlink:show="embed" xlink:actuate="onLoad" draw:mime-type="image/gif"/></draw:frame></text:p>
          </table:table-cell>
        </table:table-row>
        <table:table-row table:style-name="TableLine9434349019667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Line94343490303632">
          <table:table-cell table:style-name="Table3.A2" office:value-type="string">
            <text:p text:style-name="P2"><draw:frame draw:style-name="fr2" draw:name="Image37" text:anchor-type="char" svg:width="1.2508in" svg:height="0.7909in" draw:z-index="35"><draw:image xlink:href="../var0037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38" text:anchor-type="char" svg:width="1.2508in" svg:height="0.7909in" draw:z-index="36"><draw:image xlink:href="../var0038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39" text:anchor-type="char" svg:width="1.2508in" svg:height="0.7909in" draw:z-index="37"><draw:image xlink:href="../var0039.gif" xlink:type="simple" xlink:show="embed" xlink:actuate="onLoad" draw:mime-type="image/gif"/></draw:frame></text:p>
          </table:table-cell>
          <table:table-cell table:style-name="Table3.D2" office:value-type="string">
            <text:p text:style-name="P2"><draw:frame draw:style-name="fr1" draw:name="Image40" text:anchor-type="char" svg:width="1.2508in" svg:height="0.7909in" draw:z-index="38"><draw:image xlink:href="../var0040.gif" xlink:type="simple" xlink:show="embed" xlink:actuate="onLoad" draw:mime-type="image/gif"/></draw:frame></text:p>
          </table:table-cell>
        </table:table-row>
        <table:table-row table:style-name="TableLine94343490304528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Line94343490305424">
          <table:table-cell table:style-name="Table3.A2" office:value-type="string">
            <text:p text:style-name="P2"><draw:frame draw:style-name="fr2" draw:name="Image41" text:anchor-type="char" svg:width="1.2508in" svg:height="0.7909in" draw:z-index="39"><draw:image xlink:href="../var0041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42" text:anchor-type="char" svg:width="1.2508in" svg:height="0.7909in" draw:z-index="40"><draw:image xlink:href="../var0042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43" text:anchor-type="char" svg:width="1.2508in" svg:height="0.7909in" draw:z-index="41"><draw:image xlink:href="../var0043.gif" xlink:type="simple" xlink:show="embed" xlink:actuate="onLoad" draw:mime-type="image/gif"/></draw:frame></text:p>
          </table:table-cell>
          <table:table-cell table:style-name="Table3.D2" office:value-type="string">
            <text:p text:style-name="P2"><draw:frame draw:style-name="fr1" draw:name="Image44" text:anchor-type="char" svg:width="1.2508in" svg:height="0.7909in" draw:z-index="42"><draw:image xlink:href="../var0044.gif" xlink:type="simple" xlink:show="embed" xlink:actuate="onLoad" draw:mime-type="image/gif"/></draw:frame></text:p>
          </table:table-cell>
        </table:table-row>
        <table:table-row table:style-name="TableLine94343490306592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Line94343490307440">
          <table:table-cell table:style-name="Table3.A2" office:value-type="string">
            <text:p text:style-name="P2"><draw:frame draw:style-name="fr2" draw:name="Image45" text:anchor-type="char" svg:width="1.2508in" svg:height="0.7909in" draw:z-index="43"><draw:image xlink:href="../var0045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46" text:anchor-type="char" svg:width="1.2508in" svg:height="0.7909in" draw:z-index="44"><draw:image xlink:href="../var0046.gif" xlink:type="simple" xlink:show="embed" xlink:actuate="onLoad" draw:mime-type="image/gif"/></draw:frame></text:p>
          </table:table-cell>
          <table:table-cell table:style-name="Table3.A2" office:value-type="string">
            <text:p text:style-name="P2"><draw:frame draw:style-name="fr2" draw:name="Image47" text:anchor-type="char" svg:width="1.2508in" svg:height="0.7909in" draw:z-index="45"><draw:image xlink:href="../var0047.gif" xlink:type="simple" xlink:show="embed" xlink:actuate="onLoad" draw:mime-type="image/gif"/></draw:frame></text:p>
          </table:table-cell>
          <table:table-cell table:style-name="Table3.D2" office:value-type="string">
            <text:p text:style-name="P2"><draw:frame draw:style-name="fr1" draw:name="Image48" text:anchor-type="char" svg:width="1.2508in" svg:height="0.7909in" draw:z-index="46"><draw:image xlink:href="../var0048.gif" xlink:type="simple" xlink:show="embed" xlink:actuate="onLoad" draw:mime-type="image/gif"/></draw:frame></text:p>
          </table:table-cell>
        </table:table-row>
        <table:table-row table:style-name="TableLine94343490308336"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</table:table>
      <text:p text:style-name="P1"/>
      <text:p text:style-name="P5"/>
      <table:table table:name="Table4" table:style-name="Table4">
        <table:table-column table:style-name="Table4.A" table:number-columns-repeated="3"/>
        <table:table-column table:style-name="Table4.D"/>
        <table:table-row table:style-name="TableLine94343530047040">
          <table:table-cell table:style-name="Table4.A1" office:value-type="string">
            <text:p text:style-name="P6"><draw:frame draw:style-name="fr2" draw:name="Image1" text:anchor-type="char" svg:width="1.2508in" svg:height="0.7909in" draw:z-index="48"><draw:image xlink:href="../var0049.gif" xlink:type="simple" xlink:show="embed" xlink:actuate="onLoad" draw:mime-type="image/gif"/></draw:frame></text:p>
          </table:table-cell>
          <table:table-cell table:style-name="Table4.A1" office:value-type="string">
            <text:p text:style-name="P6"><draw:frame draw:style-name="fr2" draw:name="Image49" text:anchor-type="char" svg:width="1.2508in" svg:height="0.7909in" draw:z-index="49"><draw:image xlink:href="../var0050.gif" xlink:type="simple" xlink:show="embed" xlink:actuate="onLoad" draw:mime-type="image/gif"/></draw:frame></text:p>
          </table:table-cell>
          <table:table-cell table:style-name="Table4.A1" office:value-type="string">
            <text:p text:style-name="P6"><draw:frame draw:style-name="fr2" draw:name="Image50" text:anchor-type="char" svg:width="1.2508in" svg:height="0.7909in" draw:z-index="50"><draw:image xlink:href="../var0051.gif" xlink:type="simple" xlink:show="embed" xlink:actuate="onLoad" draw:mime-type="image/gif"/></draw:frame></text:p>
          </table:table-cell>
          <table:table-cell table:style-name="Table4.D1" office:value-type="string">
            <text:p text:style-name="P6"><draw:frame draw:style-name="fr1" draw:name="Image51" text:anchor-type="char" svg:width="1.2508in" svg:height="0.7909in" draw:z-index="51"><draw:image xlink:href="../var0052.gif" xlink:type="simple" xlink:show="embed" xlink:actuate="onLoad" draw:mime-type="image/gif"/></draw:frame></text:p>
          </table:table-cell>
        </table:table-row>
        <table:table-row table:style-name="TableLine94343518606064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  <table:table-row table:style-name="TableLine94343559996720">
          <table:table-cell table:style-name="Table4.A2" office:value-type="string">
            <text:p text:style-name="P6"><draw:frame draw:style-name="fr2" draw:name="Image52" text:anchor-type="char" svg:width="1.2508in" svg:height="0.7909in" draw:z-index="52"><draw:image xlink:href="../var0053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53" text:anchor-type="char" svg:width="1.2508in" svg:height="0.7909in" draw:z-index="53"><draw:image xlink:href="../var0054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54" text:anchor-type="char" svg:width="1.2508in" svg:height="0.7909in" draw:z-index="54"><draw:image xlink:href="../var0055.gif" xlink:type="simple" xlink:show="embed" xlink:actuate="onLoad" draw:mime-type="image/gif"/></draw:frame></text:p>
          </table:table-cell>
          <table:table-cell table:style-name="Table4.D2" office:value-type="string">
            <text:p text:style-name="P6"><draw:frame draw:style-name="fr1" draw:name="Image55" text:anchor-type="char" svg:width="1.2508in" svg:height="0.7909in" draw:z-index="55"><draw:image xlink:href="../var0056.gif" xlink:type="simple" xlink:show="embed" xlink:actuate="onLoad" draw:mime-type="image/gif"/></draw:frame></text:p>
          </table:table-cell>
        </table:table-row>
        <table:table-row table:style-name="TableLine94343558437136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  <table:table-row table:style-name="TableLine94343532409104">
          <table:table-cell table:style-name="Table4.A2" office:value-type="string">
            <text:p text:style-name="P6"><draw:frame draw:style-name="fr2" draw:name="Image56" text:anchor-type="char" svg:width="1.2508in" svg:height="0.7909in" draw:z-index="56"><draw:image xlink:href="../var0057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57" text:anchor-type="char" svg:width="1.2508in" svg:height="0.7909in" draw:z-index="57"><draw:image xlink:href="../var0058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58" text:anchor-type="char" svg:width="1.2508in" svg:height="0.7909in" draw:z-index="58"><draw:image xlink:href="../var0059.gif" xlink:type="simple" xlink:show="embed" xlink:actuate="onLoad" draw:mime-type="image/gif"/></draw:frame></text:p>
          </table:table-cell>
          <table:table-cell table:style-name="Table4.D2" office:value-type="string">
            <text:p text:style-name="P6"><draw:frame draw:style-name="fr1" draw:name="Image59" text:anchor-type="char" svg:width="1.2508in" svg:height="0.7909in" draw:z-index="59"><draw:image xlink:href="../var0060.gif" xlink:type="simple" xlink:show="embed" xlink:actuate="onLoad" draw:mime-type="image/gif"/></draw:frame></text:p>
          </table:table-cell>
        </table:table-row>
        <table:table-row table:style-name="TableLine94343556882800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  <table:table-row table:style-name="TableLine94343498475616">
          <table:table-cell table:style-name="Table4.A2" office:value-type="string">
            <text:p text:style-name="P6"><draw:frame draw:style-name="fr2" draw:name="Image60" text:anchor-type="char" svg:width="1.2508in" svg:height="0.7909in" draw:z-index="60"><draw:image xlink:href="../var0061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61" text:anchor-type="char" svg:width="1.2508in" svg:height="0.7909in" draw:z-index="61"><draw:image xlink:href="../var0062.gif" xlink:type="simple" xlink:show="embed" xlink:actuate="onLoad" draw:mime-type="image/gif"/></draw:frame></text:p>
          </table:table-cell>
          <table:table-cell table:style-name="Table4.A2" office:value-type="string">
            <text:p text:style-name="P6"><draw:frame draw:style-name="fr2" draw:name="Image62" text:anchor-type="char" svg:width="1.2508in" svg:height="0.7909in" draw:z-index="62"><draw:image xlink:href="../var0063.gif" xlink:type="simple" xlink:show="embed" xlink:actuate="onLoad" draw:mime-type="image/gif"/></draw:frame></text:p>
          </table:table-cell>
          <table:table-cell table:style-name="Table4.D2" office:value-type="string">
            <text:p text:style-name="P6"><draw:frame draw:style-name="fr1" draw:name="Image63" text:anchor-type="char" svg:width="1.2508in" svg:height="0.7909in" draw:z-index="63"><draw:image xlink:href="../var0064.gif" xlink:type="simple" xlink:show="embed" xlink:actuate="onLoad" draw:mime-type="image/gif"/></draw:frame></text:p>
          </table:table-cell>
        </table:table-row>
        <table:table-row table:style-name="TableLine94343531477648"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/>
          </table:table-cell>
          <table:table-cell table:style-name="Table4.D2" office:value-type="string">
            <text:p text:style-name="P6"/>
          </table:table-cell>
        </table:table-row>
      </table:table>
      <text:p text:style-name="P5"/>
      <text:p text:style-name="P5"/>
      <table:table table:name="Table5" table:style-name="Table5">
        <table:table-column table:style-name="Table5.A" table:number-columns-repeated="3"/>
        <table:table-column table:style-name="Table5.D"/>
        <table:table-row table:style-name="TableLine94343519068976">
          <table:table-cell table:style-name="Table5.A1" office:value-type="string">
            <text:p text:style-name="P6"><draw:frame draw:style-name="fr2" draw:name="Image64" text:anchor-type="char" svg:width="1.2508in" svg:height="0.7909in" draw:z-index="64"><draw:image xlink:href="../var0065.gif" xlink:type="simple" xlink:show="embed" xlink:actuate="onLoad" draw:mime-type="image/gif"/></draw:frame></text:p>
          </table:table-cell>
          <table:table-cell table:style-name="Table5.A1" office:value-type="string">
            <text:p text:style-name="P6"><draw:frame draw:style-name="fr2" draw:name="Image65" text:anchor-type="char" svg:width="1.2508in" svg:height="0.7909in" draw:z-index="65"><draw:image xlink:href="../var0066.gif" xlink:type="simple" xlink:show="embed" xlink:actuate="onLoad" draw:mime-type="image/gif"/></draw:frame></text:p>
          </table:table-cell>
          <table:table-cell table:style-name="Table5.A1" office:value-type="string">
            <text:p text:style-name="P6"><draw:frame draw:style-name="fr2" draw:name="Image66" text:anchor-type="char" svg:width="1.2508in" svg:height="0.7909in" draw:z-index="66"><draw:image xlink:href="../var0067.gif" xlink:type="simple" xlink:show="embed" xlink:actuate="onLoad" draw:mime-type="image/gif"/></draw:frame></text:p>
          </table:table-cell>
          <table:table-cell table:style-name="Table5.D1" office:value-type="string">
            <text:p text:style-name="P6"><draw:frame draw:style-name="fr1" draw:name="Image67" text:anchor-type="char" svg:width="1.2508in" svg:height="0.7909in" draw:z-index="67"><draw:image xlink:href="../var0068.gif" xlink:type="simple" xlink:show="embed" xlink:actuate="onLoad" draw:mime-type="image/gif"/></draw:frame></text:p>
          </table:table-cell>
        </table:table-row>
        <table:table-row table:style-name="TableLine94343519063216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 table:style-name="TableLine94343519073168">
          <table:table-cell table:style-name="Table5.A2" office:value-type="string">
            <text:p text:style-name="P6"><draw:frame draw:style-name="fr2" draw:name="Image68" text:anchor-type="char" svg:width="1.2508in" svg:height="0.7909in" draw:z-index="68"><draw:image xlink:href="../var0069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69" text:anchor-type="char" svg:width="1.2508in" svg:height="0.7909in" draw:z-index="69"><draw:image xlink:href="../var0070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0" text:anchor-type="char" svg:width="1.2508in" svg:height="0.7909in" draw:z-index="70"><draw:image xlink:href="../var0071.gif" xlink:type="simple" xlink:show="embed" xlink:actuate="onLoad" draw:mime-type="image/gif"/></draw:frame></text:p>
          </table:table-cell>
          <table:table-cell table:style-name="Table5.D2" office:value-type="string">
            <text:p text:style-name="P6"><draw:frame draw:style-name="fr1" draw:name="Image71" text:anchor-type="char" svg:width="1.2508in" svg:height="0.7909in" draw:z-index="71"><draw:image xlink:href="../var0072.gif" xlink:type="simple" xlink:show="embed" xlink:actuate="onLoad" draw:mime-type="image/gif"/></draw:frame></text:p>
          </table:table-cell>
        </table:table-row>
        <table:table-row table:style-name="TableLine94343519071408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 table:style-name="TableLine94343519096064">
          <table:table-cell table:style-name="Table5.A2" office:value-type="string">
            <text:p text:style-name="P6"><draw:frame draw:style-name="fr2" draw:name="Image72" text:anchor-type="char" svg:width="1.2508in" svg:height="0.7909in" draw:z-index="72"><draw:image xlink:href="../var0073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3" text:anchor-type="char" svg:width="1.2508in" svg:height="0.7909in" draw:z-index="73"><draw:image xlink:href="../var0074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4" text:anchor-type="char" svg:width="1.2508in" svg:height="0.7909in" draw:z-index="74"><draw:image xlink:href="../var0075.gif" xlink:type="simple" xlink:show="embed" xlink:actuate="onLoad" draw:mime-type="image/gif"/></draw:frame></text:p>
          </table:table-cell>
          <table:table-cell table:style-name="Table5.D2" office:value-type="string">
            <text:p text:style-name="P6"><draw:frame draw:style-name="fr1" draw:name="Image75" text:anchor-type="char" svg:width="1.2508in" svg:height="0.7909in" draw:z-index="75"><draw:image xlink:href="../var0076.gif" xlink:type="simple" xlink:show="embed" xlink:actuate="onLoad" draw:mime-type="image/gif"/></draw:frame></text:p>
          </table:table-cell>
        </table:table-row>
        <table:table-row table:style-name="TableLine94343519097152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 table:style-name="TableLine94343519098160">
          <table:table-cell table:style-name="Table5.A2" office:value-type="string">
            <text:p text:style-name="P6"><draw:frame draw:style-name="fr2" draw:name="Image76" text:anchor-type="char" svg:width="1.2508in" svg:height="0.7909in" draw:z-index="76"><draw:image xlink:href="../var0077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7" text:anchor-type="char" svg:width="1.2508in" svg:height="0.7909in" draw:z-index="77"><draw:image xlink:href="../var0078.gif" xlink:type="simple" xlink:show="embed" xlink:actuate="onLoad" draw:mime-type="image/gif"/></draw:frame></text:p>
          </table:table-cell>
          <table:table-cell table:style-name="Table5.A2" office:value-type="string">
            <text:p text:style-name="P6"><draw:frame draw:style-name="fr2" draw:name="Image78" text:anchor-type="char" svg:width="1.2508in" svg:height="0.7909in" draw:z-index="78"><draw:image xlink:href="../var0079.gif" xlink:type="simple" xlink:show="embed" xlink:actuate="onLoad" draw:mime-type="image/gif"/></draw:frame></text:p>
          </table:table-cell>
          <table:table-cell table:style-name="Table5.D2" office:value-type="string">
            <text:p text:style-name="P6"><draw:frame draw:style-name="fr1" draw:name="Image79" text:anchor-type="char" svg:width="1.2508in" svg:height="0.7909in" draw:z-index="79"><draw:image xlink:href="../var0080.gif" xlink:type="simple" xlink:show="embed" xlink:actuate="onLoad" draw:mime-type="image/gif"/></draw:frame></text:p>
          </table:table-cell>
        </table:table-row>
        <table:table-row table:style-name="TableLine94343519099168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20:11:42.770893109</meta:creation-date>
    <dc:date>2022-06-04T21:20:58.791728475</dc:date>
    <meta:editing-duration>PT17M32S</meta:editing-duration>
    <meta:editing-cycles>4</meta:editing-cycles>
    <meta:generator>LibreOffice/7.3.3.2$Linux_X86_64 LibreOffice_project/30$Build-2</meta:generator>
    <meta:print-date>2022-06-04T16:10:11.472869614</meta:print-date>
    <meta:document-statistic meta:table-count="5" meta:image-count="80" meta:object-count="0" meta:page-count="5" meta:paragraph-count="0" meta:word-count="0" meta:character-count="0" meta:non-whitespace-character-count="0"/>
  </office:meta>
</office:document-meta>
</file>